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" style:family="table-cell" style:parent-style-name="Default" style:data-style-name="N99">
      <style:table-cell-properties style:text-align-source="fix" style:repeat-content="false"/>
      <style:paragraph-properties fo:text-align="start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.01cm" svg:height="17.944cm" svg:x="13.229cm" svg:y="1.129cm">
            <draw:object draw:notify-on-update-of-ranges="Sheet1.D1:Sheet1.D1 Sheet1.D2:Sheet1.D2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18.311cm" svg:x="29.768cm" svg:y="0.904cm">
            <draw:object draw:notify-on-update-of-ranges="Sheet1.C1:Sheet1.C1 Sheet1.C2:Sheet1.C26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number-columns-repeated="13" table:default-cell-style-name="Default"/>
        <table:table-row table:style-name="ro1">
          <table:table-cell office:value-type="string" calcext:value-type="string">
            <text:p>epoch</text:p>
          </table:table-cell>
          <table:table-cell office:value-type="string" calcext:value-type="string">
            <text:p>total_loss</text:p>
          </table:table-cell>
          <table:table-cell office:value-type="string" calcext:value-type="string">
            <text:p>avg_loss</text:p>
          </table:table-cell>
          <table:table-cell office:value-type="string" calcext:value-type="string">
            <text:p>training_accuracy</text:p>
          </table:table-cell>
          <table:table-cell office:value-type="string" calcext:value-type="string">
            <text:p>samples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50.382" calcext:value-type="float">
            <text:p>850.382</text:p>
          </table:table-cell>
          <table:table-cell office:value-type="float" office:value="0.0850382" calcext:value-type="float">
            <text:p>0.0850382</text:p>
          </table:table-cell>
          <table:table-cell office:value-type="float" office:value="39.37" calcext:value-type="float">
            <text:p>39.3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11.475" calcext:value-type="float">
            <text:p>711.475</text:p>
          </table:table-cell>
          <table:table-cell office:value-type="float" office:value="0.0711475" calcext:value-type="float">
            <text:p>0.0711475</text:p>
          </table:table-cell>
          <table:table-cell office:value-type="float" office:value="59.39" calcext:value-type="float">
            <text:p>59.3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00.309" calcext:value-type="float">
            <text:p>600.309</text:p>
          </table:table-cell>
          <table:table-cell office:value-type="float" office:value="0.0600309" calcext:value-type="float">
            <text:p>0.0600309</text:p>
          </table:table-cell>
          <table:table-cell office:value-type="float" office:value="71.71" calcext:value-type="float">
            <text:p>71.7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2.447" calcext:value-type="float">
            <text:p>522.447</text:p>
          </table:table-cell>
          <table:table-cell office:value-type="float" office:value="0.0522447" calcext:value-type="float">
            <text:p>0.0522447</text:p>
          </table:table-cell>
          <table:table-cell office:value-type="float" office:value="77.11" calcext:value-type="float">
            <text:p>77.1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75.086" calcext:value-type="float">
            <text:p>475.086</text:p>
          </table:table-cell>
          <table:table-cell office:value-type="float" office:value="0.0475086" calcext:value-type="float">
            <text:p>0.0475086</text:p>
          </table:table-cell>
          <table:table-cell office:value-type="float" office:value="79.52" calcext:value-type="float">
            <text:p>79.5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45.31" calcext:value-type="float">
            <text:p>445.31</text:p>
          </table:table-cell>
          <table:table-cell office:value-type="float" office:value="0.044531" calcext:value-type="float">
            <text:p>0.044531</text:p>
          </table:table-cell>
          <table:table-cell office:value-type="float" office:value="81.12" calcext:value-type="float">
            <text:p>81.1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3.186" calcext:value-type="float">
            <text:p>423.186</text:p>
          </table:table-cell>
          <table:table-cell office:value-type="float" office:value="0.0423186" calcext:value-type="float">
            <text:p>0.0423186</text:p>
          </table:table-cell>
          <table:table-cell office:value-type="float" office:value="82.14" calcext:value-type="float">
            <text:p>82.1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05.906" calcext:value-type="float">
            <text:p>405.906</text:p>
          </table:table-cell>
          <table:table-cell office:value-type="float" office:value="0.0405906" calcext:value-type="float">
            <text:p>0.0405906</text:p>
          </table:table-cell>
          <table:table-cell office:value-type="float" office:value="82.73" calcext:value-type="float">
            <text:p>82.7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1.631" calcext:value-type="float">
            <text:p>391.631</text:p>
          </table:table-cell>
          <table:table-cell office:value-type="float" office:value="0.0391631" calcext:value-type="float">
            <text:p>0.0391631</text:p>
          </table:table-cell>
          <table:table-cell office:value-type="float" office:value="83.41" calcext:value-type="float">
            <text:p>83.41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9.329" calcext:value-type="float">
            <text:p>379.329</text:p>
          </table:table-cell>
          <table:table-cell office:value-type="float" office:value="0.0379329" calcext:value-type="float">
            <text:p>0.0379329</text:p>
          </table:table-cell>
          <table:table-cell office:value-type="float" office:value="83.53" calcext:value-type="float">
            <text:p>83.5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71.154" calcext:value-type="float">
            <text:p>371.154</text:p>
          </table:table-cell>
          <table:table-cell office:value-type="float" office:value="0.0371154" calcext:value-type="float">
            <text:p>0.0371154</text:p>
          </table:table-cell>
          <table:table-cell office:value-type="float" office:value="84.38" calcext:value-type="float">
            <text:p>84.3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62.146" calcext:value-type="float">
            <text:p>362.146</text:p>
          </table:table-cell>
          <table:table-cell office:value-type="float" office:value="0.0362146" calcext:value-type="float">
            <text:p>0.0362146</text:p>
          </table:table-cell>
          <table:table-cell office:value-type="float" office:value="84.57" calcext:value-type="float">
            <text:p>84.5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54.376" calcext:value-type="float">
            <text:p>354.376</text:p>
          </table:table-cell>
          <table:table-cell office:value-type="float" office:value="0.0354376" calcext:value-type="float">
            <text:p>0.0354376</text:p>
          </table:table-cell>
          <table:table-cell office:value-type="float" office:value="84.62" calcext:value-type="float">
            <text:p>84.62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6.965" calcext:value-type="float">
            <text:p>346.965</text:p>
          </table:table-cell>
          <table:table-cell office:value-type="float" office:value="0.0346965" calcext:value-type="float">
            <text:p>0.0346965</text:p>
          </table:table-cell>
          <table:table-cell office:value-type="float" office:value="85.24" calcext:value-type="float">
            <text:p>85.2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39.8" calcext:value-type="float">
            <text:p>339.8</text:p>
          </table:table-cell>
          <table:table-cell office:value-type="float" office:value="0.03398" calcext:value-type="float">
            <text:p>0.03398</text:p>
          </table:table-cell>
          <table:table-cell office:value-type="float" office:value="85.3" calcext:value-type="float">
            <text:p>85.3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35.19" calcext:value-type="float">
            <text:p>335.19</text:p>
          </table:table-cell>
          <table:table-cell office:value-type="float" office:value="0.033519" calcext:value-type="float">
            <text:p>0.033519</text:p>
          </table:table-cell>
          <table:table-cell office:value-type="float" office:value="85.47" calcext:value-type="float">
            <text:p>85.4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0.467" calcext:value-type="float">
            <text:p>330.467</text:p>
          </table:table-cell>
          <table:table-cell office:value-type="float" office:value="0.0330467" calcext:value-type="float">
            <text:p>0.0330467</text:p>
          </table:table-cell>
          <table:table-cell office:value-type="float" office:value="85.57" calcext:value-type="float">
            <text:p>85.57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23.278" calcext:value-type="float">
            <text:p>323.278</text:p>
          </table:table-cell>
          <table:table-cell office:value-type="float" office:value="0.0323278" calcext:value-type="float">
            <text:p>0.0323278</text:p>
          </table:table-cell>
          <table:table-cell office:value-type="float" office:value="85.69" calcext:value-type="float">
            <text:p>85.6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319.746" calcext:value-type="float">
            <text:p>319.746</text:p>
          </table:table-cell>
          <table:table-cell office:value-type="float" office:value="0.0319746" calcext:value-type="float">
            <text:p>0.0319746</text:p>
          </table:table-cell>
          <table:table-cell office:value-type="float" office:value="85.99" calcext:value-type="float">
            <text:p>85.9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313.899" calcext:value-type="float">
            <text:p>313.899</text:p>
          </table:table-cell>
          <table:table-cell office:value-type="float" office:value="0.0313899" calcext:value-type="float">
            <text:p>0.0313899</text:p>
          </table:table-cell>
          <table:table-cell office:value-type="float" office:value="86.14" calcext:value-type="float">
            <text:p>86.1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09.841" calcext:value-type="float">
            <text:p>309.841</text:p>
          </table:table-cell>
          <table:table-cell office:value-type="float" office:value="0.0309841" calcext:value-type="float">
            <text:p>0.0309841</text:p>
          </table:table-cell>
          <table:table-cell office:value-type="float" office:value="86.25" calcext:value-type="float">
            <text:p>86.25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305.194" calcext:value-type="float">
            <text:p>305.194</text:p>
          </table:table-cell>
          <table:table-cell office:value-type="float" office:value="0.0305194" calcext:value-type="float">
            <text:p>0.0305194</text:p>
          </table:table-cell>
          <table:table-cell office:value-type="float" office:value="86.54" calcext:value-type="float">
            <text:p>86.54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301.968" calcext:value-type="float">
            <text:p>301.968</text:p>
          </table:table-cell>
          <table:table-cell office:value-type="float" office:value="0.0301968" calcext:value-type="float">
            <text:p>0.0301968</text:p>
          </table:table-cell>
          <table:table-cell office:value-type="float" office:value="86.68" calcext:value-type="float">
            <text:p>86.68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297.52" calcext:value-type="float">
            <text:p>297.52</text:p>
          </table:table-cell>
          <table:table-cell office:value-type="float" office:value="0.029752" calcext:value-type="float">
            <text:p>0.029752</text:p>
          </table:table-cell>
          <table:table-cell office:value-type="float" office:value="86.66" calcext:value-type="float">
            <text:p>86.66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292.57" calcext:value-type="float">
            <text:p>292.57</text:p>
          </table:table-cell>
          <table:table-cell office:value-type="float" office:value="0.029257" calcext:value-type="float">
            <text:p>0.029257</text:p>
          </table:table-cell>
          <table:table-cell office:value-type="float" office:value="86.89" calcext:value-type="float">
            <text:p>86.89</text:p>
          </table:table-cell>
          <table:table-cell office:value-type="float" office:value="10000" calcext:value-type="float">
            <text:p>10000</text:p>
          </table:table-cell>
          <table:table-cell table:number-columns-repeated="8"/>
        </table:table-row>
        <table:table-row table:style-name="ro1" table:number-rows-repeated="19">
          <table:table-cell table:number-columns-repeated="13"/>
        </table:table-row>
        <table:table-row table:style-name="ro1">
          <table:table-cell table:number-columns-repeated="11"/>
          <table:table-cell office:value-type="string" calcext:value-type="string">
            <text:p>Network</text:p>
          </table:table-cell>
          <table:table-cell table:style-name="ce1"/>
        </table:table-row>
        <table:table-row table:style-name="ro1">
          <table:table-cell table:number-columns-repeated="11"/>
          <table:table-cell office:value-type="string" calcext:value-type="string">
            <text:p><text:s text:c="2"/>Layers</text:p>
          </table:table-cell>
          <table:table-cell table:style-name="ce1" office:value-type="string" calcext:value-type="string">
            <text:p><text:s/>[784, 128, 10]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Learning Rate</text:p>
          </table:table-cell>
          <table:table-cell table:style-name="ce1" office:value-type="float" office:value="0.05" calcext:value-type="float">
            <text:p>0.0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Activation</text:p>
          </table:table-cell>
          <table:table-cell table:style-name="ce1" office:value-type="string" calcext:value-type="string">
            <text:p><text:s/>relu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Training</text:p>
          </table:table-cell>
          <table:table-cell table:style-name="ce1"/>
        </table:table-row>
        <table:table-row table:style-name="ro1">
          <table:table-cell table:number-columns-repeated="11"/>
          <table:table-cell office:value-type="string" calcext:value-type="string">
            <text:p><text:s text:c="2"/>Epochs</text:p>
          </table:table-cell>
          <table:table-cell table:style-name="ce1" office:value-type="float" office:value="25" calcext:value-type="float">
            <text:p>25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Shuffle</text:p>
          </table:table-cell>
          <table:table-cell table:style-name="ce2" office:value-type="boolean" office:boolean-value="true" calcext:value-type="boolean">
            <text:p>TRUE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Data Path</text:p>
          </table:table-cell>
          <table:table-cell table:style-name="ce1" office:value-type="string" calcext:value-type="string">
            <text:p><text:s/>./data/mnist_images/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Data</text:p>
          </table:table-cell>
          <table:table-cell table:style-name="ce1"/>
        </table:table-row>
        <table:table-row table:style-name="ro1">
          <table:table-cell table:number-columns-repeated="11"/>
          <table:table-cell office:value-type="string" calcext:value-type="string">
            <text:p><text:s text:c="2"/>Train Path</text:p>
          </table:table-cell>
          <table:table-cell table:style-name="ce1" office:value-type="string" calcext:value-type="string">
            <text:p><text:s/>./data/mnist_images/test/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Test Path</text:p>
          </table:table-cell>
          <table:table-cell table:style-name="ce1" office:value-type="string" calcext:value-type="string">
            <text:p><text:s/>./data/mnist_images/test/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Image Size</text:p>
          </table:table-cell>
          <table:table-cell table:style-name="ce1" office:value-type="string" calcext:value-type="string">
            <text:p><text:s/>28x28</text:p>
          </table:table-cell>
        </table:table-row>
        <table:table-row table:style-name="ro1">
          <table:table-cell table:number-columns-repeated="11"/>
          <table:table-cell office:value-type="string" calcext:value-type="string">
            <text:p><text:s text:c="2"/>Normalize</text:p>
          </table:table-cell>
          <table:table-cell table:style-name="ce2" office:value-type="boolean" office:boolean-value="true" calcext:value-type="boolean">
            <text:p>TRU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25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5T15:15:01.626721500</meta:creation-date>
    <dc:date>2025-10-25T15:33:26.931978100</dc:date>
    <meta:editing-duration>PT8M11S</meta:editing-duration>
    <meta:editing-cycles>1</meta:editing-cycles>
    <meta:document-statistic meta:table-count="1" meta:cell-count="153" meta:object-count="2"/>
    <meta:generator>LibreOffice/25.8.2.2$Windows_X86_64 LibreOffice_project/d401f2107ccab8f924a8e2df40f573aab7605b6f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>
      <style:graphic-properties svg:stroke-color="#dddddd"/>
    </style:style>
    <style:style style:name="ch7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.011cm" svg:height="17.945cm" xlink:href=".." xlink:type="simple" chart:class="chart:line" chart:style-name="ch1">
        <chart:legend chart:legend-position="end" loext:overlay="true" svg:x="11.971cm" svg:y="8.673cm" style:legend-expansion="high" chart:style-name="ch2"/>
        <chart:plot-area chart:style-name="ch3" svg:x="0.32cm" svg:y="0.358cm" svg:width="15.371cm" svg:height="17.229cm">
          <chart:coordinate-region svg:x="1.145cm" svg:y="0.558cm" svg:width="14.353cm" svg:height="16.382cm"/>
          <chart:axis chart:dimension="x" chart:name="primary-x" chart:style-name="ch4"/>
          <chart:axis chart:dimension="y" chart:name="primary-y" chart:style-name="ch4">
            <chart:grid chart:style-name="ch5" chart:class="major"/>
            <chart:grid chart:style-name="ch6" chart:class="minor"/>
          </chart:axis>
          <chart:series chart:style-name="ch7" chart:values-cell-range-address="Sheet1.D2:Sheet1.D26" chart:label-cell-address="Sheet1.D1:Sheet1.D1" chart:class="chart:line">
            <chart:data-point chart:repeated="2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raining_accuracy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9.37">
                <text:p>39.37</text:p>
                <draw:g>
                  <svg:desc>Sheet1.D2:Sheet1.D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9.39">
                <text:p>59.39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1.71">
                <text:p>71.7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77.11">
                <text:p>77.1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79.52">
                <text:p>79.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1.12">
                <text:p>81.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2.14">
                <text:p>82.1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2.73">
                <text:p>82.7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3.41">
                <text:p>83.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83.53">
                <text:p>83.5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84.38">
                <text:p>84.3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4.57">
                <text:p>84.5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4.62">
                <text:p>84.6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5.24">
                <text:p>85.2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85.3">
                <text:p>85.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85.47">
                <text:p>85.4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85.57">
                <text:p>85.5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5.69">
                <text:p>85.69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5.99">
                <text:p>85.9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86.14">
                <text:p>86.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86.25">
                <text:p>86.2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86.54">
                <text:p>86.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86.68">
                <text:p>86.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86.66">
                <text:p>86.6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86.89">
                <text:p>86.8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

<file path=Object 2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4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18.312cm" xlink:href=".." xlink:type="simple" chart:class="chart:line" chart:style-name="ch1">
        <chart:legend chart:legend-position="end" loext:overlay="true" svg:x="13.298cm" svg:y="8.857cm" style:legend-expansion="high" chart:style-name="ch2"/>
        <chart:plot-area chart:style-name="ch3" svg:x="0.32cm" svg:y="0.366cm" svg:width="15.36cm" svg:height="17.58cm">
          <chart:coordinate-region svg:x="1.24cm" svg:y="0.565cm" svg:width="14.247cm" svg:height="16.734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C2:Sheet1.C26" chart:label-cell-address="Sheet1.C1:Sheet1.C1" chart:class="chart:line">
            <chart:data-point chart:repeated="2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avg_loss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850382">
                <text:p>0.0850382</text:p>
                <draw:g>
                  <svg:desc>Sheet1.C2:Sheet1.C2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711475">
                <text:p>0.07114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600309">
                <text:p>0.06003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522447">
                <text:p>0.052244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475086">
                <text:p>0.047508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44531">
                <text:p>0.044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423186">
                <text:p>0.042318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405906">
                <text:p>0.040590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91631">
                <text:p>0.039163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79329">
                <text:p>0.03793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71154">
                <text:p>0.037115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62146">
                <text:p>0.036214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54376">
                <text:p>0.035437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46965">
                <text:p>0.03469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398">
                <text:p>0.0339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3519">
                <text:p>0.03351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30467">
                <text:p>0.033046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23278">
                <text:p>0.03232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19746">
                <text:p>0.031974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13899">
                <text:p>0.0313899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09841">
                <text:p>0.030984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05194">
                <text:p>0.03051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01968">
                <text:p>0.030196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29752">
                <text:p>0.02975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29257">
                <text:p>0.02925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4">
  <office:meta>
    <meta:generator>LibreOffice/25.8.2.2$Windows_X86_64 LibreOffice_project/d401f2107ccab8f924a8e2df40f573aab7605b6f</meta:generator>
  </office:meta>
</office:document-meta>
</file>

<file path=Object 2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4">
  <office:styles/>
</office:document-styles>
</file>